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09539243" text:style-name="L1">
        <text:list-item>
          <text:p text:style-name="P1">Convention de stage signé</text:p>
        </text:list-item>
        <text:list-item>
          <text:p text:style-name="P1">Projet berger-levrault ???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2-24T08:24:53</meta:creation-date>
    <dc:date>2014-02-24T08:27:50</dc:date>
    <dc:creator>Asus </dc:creator>
    <meta:editing-duration>PT11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2" meta:word-count="7" meta:character-count="52" meta:non-whitespace-character-count="47"/>
  </office:meta>
</office:document-meta>
</file>